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30pt" style:font-size-asian="30pt" style:font-size-complex="30pt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.4cm" svg:y1="6.9cm" svg:x2="28.2cm" svg:y2="6.9cm">
          <text:p/>
        </draw:line>
        <draw:custom-shape draw:style-name="gr2" draw:text-style-name="P1" xml:id="id2" draw:id="id2" draw:layer="layout" svg:width="1.3cm" svg:height="1.3cm" svg:x="9.6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7cm" svg:height="5.6cm" svg:x="9.4cm" svg:y="10cm">
          <text:p text:style-name="P1"><text:span text:style-name="T1">char array[4]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2.3cm" svg:x="10.6cm" svg:y="12.2cm">
          <text:p text:style-name="P1"><text:span text:style-name="T1">'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cm" svg:height="2.3cm" svg:x="14.3cm" svg:y="12.2cm">
          <text:p text:style-name="P1"><text:span text:style-name="T1">'B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cm" svg:height="2.3cm" svg:x="18cm" svg:y="12.2cm">
          <text:p text:style-name="P1"><text:span text:style-name="T1">'C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cm" svg:height="2.3cm" svg:x="21.7cm" svg:y="12.2cm">
          <text:p text:style-name="P1"><text:span text:style-name="T1">'\0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8.759cm" svg:height="2.3cm" svg:x="2.8cm" svg:y="5.7cm">
          <text:p text:style-name="P1"><text:span text:style-name="T1">char *array_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7.179cm" svg:y1="8cm" svg:x2="9.6cm" svg:y2="11.15cm" draw:start-shape="id1" draw:end-shape="id2" draw:end-glue-point="3" svg:d="m7179 8000c0 2100 807 3150 2421 3150" svg:viewBox="0 0 2422 3151">
          <text:p/>
        </draw:connector>
        <draw:custom-shape draw:style-name="gr6" draw:text-style-name="P1" draw:layer="layout" svg:width="1.5cm" svg:height="16.5cm" draw:transform="rotate (1.5707963267949) translate (9.5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5.176cm" svg:height="1.728cm" svg:x="15.224cm" svg:y="17.5cm">
          <draw:text-box>
            <text:p><text:span text:style-name="T1">Length: 4</text:span></text:p>
          </draw:text-box>
        </draw:frame>
        <draw:frame draw:style-name="gr8" draw:text-style-name="P3" draw:layer="layout" svg:width="5.425cm" svg:height="1.728cm" svg:x="19.975cm" svg:y="5.972cm">
          <draw:text-box>
            <text:p><text:span text:style-name="T1">Interface</text:span></text:p>
          </draw:text-box>
        </draw:frame>
        <draw:custom-shape draw:style-name="gr9" draw:text-style-name="P1" xml:id="id3" draw:id="id3" draw:layer="layout" svg:width="3.8cm" svg:height="3.8cm" svg:x="10.2cm" svg:y="1.3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text-style-name="P1" draw:layer="layout" draw:type="curve" svg:x1="10.2cm" svg:y1="3.2cm" svg:x2="7.179cm" svg:y2="5.7cm" draw:start-shape="id3" draw:end-shape="id1" draw:end-glue-point="0" svg:d="m10200 3200c-2014 0-3021 833-3021 2500" svg:viewBox="0 0 3022 2501">
          <text:p/>
        </draw:connector>
        <draw:custom-shape draw:style-name="gr10" draw:text-style-name="P2" draw:layer="layout" svg:width="12.2cm" svg:height="4.5cm" svg:x="14.9cm" svg:y="1.3cm">
          <text:p text:style-name="P1"><text:span text:style-name="T1">Can't see the length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956.47897713302 12712.37502777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2-10T21:50:23.323250805</dc:date>
    <dc:creator>Okabe Kiwamu</dc:creator>
    <meta:editing-duration>PT16H52M44S</meta:editing-duration>
    <meta:editing-cycles>183</meta:editing-cycles>
    <meta:generator>LibreOffice/4.1.3.2$Linux_X86_64 LibreOffice_project/410m0$Build-2</meta:generator>
    <meta:document-statistic meta:object-count="15"/>
  </office:meta>
</office:document-meta>
</file>